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 1</text:p>
      <text:p text:style-name="Standard"/>
      <text:p text:style-name="Standard">private String nombre, apellido, marcaCoche, fechaNacimiento, idNacional, numeroVictorias, numeroPoles, numeroWDCs, sueldoAnual;</text:p>
      <text:p text:style-name="Standard">Instancias: Fernando Alonso, Lewis Hamilton, Max Verstappen, Sebastian Vettel.</text:p>
      <text:p text:style-name="Standard"/>
      <text:p text:style-name="Standard">Ejercicio 2</text:p>
      <text:p text:style-name="Standard"/>
      <text:list xml:id="list4197218830047910009" text:style-name="L1">
        <text:list-item>
          <text:p text:style-name="P2">Clase:</text:p>
        </text:list-item>
      </text:list>
      <text:p text:style-name="Standard"/>
      <text:p text:style-name="P1">persona</text:p>
      <text:p text:style-name="P1">animal</text:p>
      <text:p text:style-name="P1"><text:tab/>perro</text:p>
      <text:p text:style-name="P1"><text:tab/>gato</text:p>
      <text:p text:style-name="P1"><text:tab/>caballo</text:p>
      <text:p text:style-name="P1">mineral</text:p>
      <text:p text:style-name="P1"/>
      <text:list xml:id="list2066161663068600485" text:style-name="L2">
        <text:list-item>
          <text:p text:style-name="P3">Instancia:</text:p>
        </text:list-item>
      </text:list>
      <text:p text:style-name="Standard"/>
      <text:p text:style-name="Standard">Paula (persona)</text:p>
      <text:p text:style-name="Standard">Goofy (perro) </text:p>
      <text:p text:style-name="Standard">Garfield (gato)</text:p>
      <text:p text:style-name="Standard">Tom (gato)</text:p>
      <text:p text:style-name="Standard">Silvestre (gato)</text:p>
      <text:p text:style-name="Standard">Pirita (mineral)</text:p>
      <text:p text:style-name="Standard">Rocinante (caballo)</text:p>
      <text:p text:style-name="Standard">Milu (perro)</text:p>
      <text:p text:style-name="Standard">Snoopy (perro)</text:p>
      <text:p text:style-name="Standard">Pluto (perro)</text:p>
      <text:p text:style-name="Standard">Javier (persona)</text:p>
      <text:p text:style-name="Standard">Bucéfalo (caballo)</text:p>
      <text:p text:style-name="Standard">Pegaso (caballo)</text:p>
      <text:p text:style-name="Standard">Ayudante_de_Santa_Claus (perro)</text:p>
      <text:p text:style-name="Standard">Cuarzo (mineral)</text:p>
      <text:p text:style-name="Standard">Laika (perro)</text:p>
      <text:p text:style-name="Standard">Pato_Lucas (animal)</text:p>
      <text:p text:style-name="Standard"/>
      <text:p text:style-name="Standard">Ejercicio 3</text:p>
      <text:p text:style-name="Standard"/>
      <text:p text:style-name="Standard">private String calleNombre, tipoVivienda</text:p>
      <text:p text:style-name="Standard">private byte numCalle, numPiso; numHabitaciones,</text:p>
      <text:p text:style-name="Standard">private short metrosVivienda</text:p>
      <text:p text:style-name="Standard">private boolean patio;</text:p>
      <text:p text:style-name="Standard"/>
      <text:p text:style-name="Standard">Ejercicio 4</text:p>
      <text:p text:style-name="Standard"/>
      <text:p text:style-name="Standard">jugador, árbitro, equipo, estrategia, puntuación.</text:p>
      <text:p text:style-name="Standard"/>
      <text:p text:style-name="Standard">Ejercicio 5</text:p>
      <text:p text:style-name="Standard"/>
      <text:p text:style-name="Standard">Clases: raza, edad, nombre, color, peso, propietario;</text:p>
      <text:p text:style-name="Standard"/>
      <text:p text:style-name="Standard"><text:soft-page-break/></text:p>
      <text:p text:style-name="Standard">Ejercicio 6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ilian Vidal</meta:initial-creator>
    <meta:creation-date>2023-01-12T19:12:50.79</meta:creation-date>
    <dc:date>2023-01-13T18:14:12.54</dc:date>
    <dc:creator>Kilian Vidal</dc:creator>
    <meta:editing-duration>PT1H20M5S</meta:editing-duration>
    <meta:editing-cycles>4</meta:editing-cycles>
    <meta:generator>OpenOffice/4.1.13$Win32 OpenOffice.org_project/4113m1$Build-9810</meta:generator>
    <meta:document-statistic meta:table-count="0" meta:image-count="0" meta:object-count="0" meta:page-count="2" meta:paragraph-count="39" meta:word-count="103" meta:character-count="842"/>
  </office:meta>
</office:document-meta>
</file>